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7222in"/>
    </style:style>
    <style:style style:name="Table2.C" style:family="table-column">
      <style:table-column-properties style:column-width="0.3792in"/>
    </style:style>
    <style:style style:name="Table2.D" style:family="table-column">
      <style:table-column-properties style:column-width="0.4319in"/>
    </style:style>
    <style:style style:name="Table2.E" style:family="table-column">
      <style:table-column-properties style:column-width="2.5667in"/>
    </style:style>
    <style:style style:name="Table2.F" style:family="table-column">
      <style:table-column-properties style:column-width="1.608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style:font-size-asian="7pt" style:font-size-complex="7pt"/>
    </style:style>
    <style:style style:name="P2" style:family="paragraph" style:parent-style-name="Standard">
      <style:paragraph-properties fo:line-height="115%" fo:orphans="0" fo:widows="0"/>
      <style:text-properties style:font-name="Calibri1" fo:font-size="7pt" officeooo:rsid="0012092a" officeooo:paragraph-rsid="0012092a" style:font-size-asian="7pt" style:font-size-complex="7pt"/>
    </style:style>
    <style:style style:name="P3" style:family="paragraph" style:parent-style-name="Standard">
      <style:paragraph-properties fo:line-height="115%" fo:orphans="0" fo:widows="0"/>
      <style:text-properties style:font-name="Calibri1" fo:font-size="7pt" officeooo:rsid="0012092a" style:font-size-asian="7pt" style:font-size-complex="7pt"/>
    </style:style>
    <style:style style:name="P4" style:family="paragraph" style:parent-style-name="Standard">
      <style:paragraph-properties fo:line-height="115%" fo:orphans="0" fo:widows="0"/>
      <style:text-properties style:font-name="Calibri1" fo:font-size="7pt" officeooo:rsid="00132ca8" officeooo:paragraph-rsid="00132ca8" style:font-size-asian="7pt" style:font-size-complex="7pt"/>
    </style:style>
    <style:style style:name="P5" style:family="paragraph" style:parent-style-name="Standard">
      <style:paragraph-properties fo:line-height="115%" fo:orphans="0" fo:widows="0"/>
      <style:text-properties style:font-name="Calibri1" fo:font-size="7pt" officeooo:rsid="00150d20" officeooo:paragraph-rsid="00150d20" style:font-size-asian="7pt" style:font-size-complex="7pt"/>
    </style:style>
    <style:style style:name="P6" style:family="paragraph" style:parent-style-name="Standard">
      <style:paragraph-properties fo:line-height="115%" fo:orphans="0" fo:widows="0"/>
      <style:text-properties style:font-name="Calibri1" fo:font-size="7pt" officeooo:rsid="0015a835" officeooo:paragraph-rsid="0015a835" style:font-size-asian="7pt" style:font-size-complex="7pt"/>
    </style:style>
    <style:style style:name="P7" style:family="paragraph" style:parent-style-name="Standard">
      <style:paragraph-properties fo:line-height="115%" fo:orphans="0" fo:widows="0"/>
      <style:text-properties style:font-name="Calibri1" fo:font-size="7pt" officeooo:rsid="001cd311" officeooo:paragraph-rsid="001cd311" style:font-size-asian="7pt" style:font-size-complex="7pt"/>
    </style:style>
    <style:style style:name="P8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9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10" style:family="paragraph" style:parent-style-name="Standard">
      <style:text-properties style:font-name="Calibri1"/>
    </style:style>
    <style:style style:name="P11" style:family="paragraph" style:parent-style-name="Standard">
      <style:text-properties style:font-name="Calibri1" fo:font-size="9pt" style:font-size-asian="9pt" style:font-size-complex="9pt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text-properties style:font-name="Calibri1" officeooo:rsid="0012092a" officeooo:paragraph-rsid="0012092a"/>
    </style:style>
    <style:style style:name="P15" style:family="paragraph" style:parent-style-name="List_20_Paragraph" style:list-style-name="WWNum12">
      <style:text-properties style:font-name="Calibri1" officeooo:paragraph-rsid="0012092a"/>
    </style:style>
    <style:style style:name="P16" style:family="paragraph" style:parent-style-name="List_20_Paragraph" style:list-style-name="WWNum2">
      <style:paragraph-properties fo:line-height="115%" fo:orphans="0" fo:widows="0"/>
      <style:text-properties style:font-name="Calibri1" fo:font-size="7pt" style:font-size-asian="7pt" style:font-size-complex="7pt"/>
    </style:style>
    <style:style style:name="P17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8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12092a" style:font-size-asian="7pt" style:font-size-complex="7pt"/>
    </style:style>
    <style:style style:name="P19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12092a" officeooo:paragraph-rsid="0012092a" style:font-size-asian="7pt" style:font-size-complex="7pt"/>
    </style:style>
    <style:style style:name="P20" style:family="paragraph" style:parent-style-name="List_20_Paragraph" style:list-style-name="WWNum2">
      <style:paragraph-properties fo:margin-top="0in" fo:margin-bottom="0in" style:contextual-spacing="true" fo:line-height="115%" fo:orphans="0" fo:widows="0"/>
      <style:text-properties style:font-name="Calibri1" fo:font-size="7pt" officeooo:rsid="0012092a" officeooo:paragraph-rsid="0012092a" style:font-size-asian="7pt" style:font-size-complex="7pt"/>
    </style:style>
    <style:style style:name="P21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132ca8" officeooo:paragraph-rsid="00132ca8" style:font-size-asian="7pt" style:font-size-complex="7pt"/>
    </style:style>
    <style:style style:name="P22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17aab5" officeooo:paragraph-rsid="0017aab5" style:font-size-asian="7pt" style:font-size-complex="7pt"/>
    </style:style>
    <style:style style:name="P23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1f0850" officeooo:paragraph-rsid="001f0850" style:font-size-asian="7pt" style:font-size-complex="7pt"/>
    </style:style>
    <style:style style:name="P24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15d8a4" officeooo:paragraph-rsid="0015d8a4" style:font-size-asian="7pt" style:font-size-complex="7pt"/>
    </style:style>
    <style:style style:name="P25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2092a" officeooo:paragraph-rsid="0012092a" style:font-size-asian="7pt" style:font-size-complex="7pt"/>
    </style:style>
    <style:style style:name="P26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32ca8" officeooo:paragraph-rsid="00132ca8" style:font-size-asian="7pt" style:font-size-complex="7pt"/>
    </style:style>
    <style:style style:name="P27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8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7aab5" officeooo:paragraph-rsid="0017aab5" style:font-size-asian="7pt" style:font-size-complex="7pt"/>
    </style:style>
    <style:style style:name="P29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50d20" officeooo:paragraph-rsid="00150d20" style:font-size-asian="7pt" style:font-size-complex="7pt"/>
    </style:style>
    <style:style style:name="P30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5a835" officeooo:paragraph-rsid="0015a835" style:font-size-asian="7pt" style:font-size-complex="7pt"/>
    </style:style>
    <style:style style:name="T1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officeooo:rsid="0012092a"/>
    </style:style>
    <style:style style:name="T4" style:family="text">
      <style:text-properties officeooo:rsid="0017aab5"/>
    </style:style>
    <style:style style:name="T5" style:family="text">
      <style:text-properties officeooo:rsid="0020a7a8"/>
    </style:style>
    <style:style style:name="T6" style:family="text">
      <style:text-properties officeooo:rsid="002164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eleport</text:p>
      <text:p text:style-name="P11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Strike</text:p>
          </table:table-cell>
          <table:table-cell table:style-name="Table1.A1" office:value-type="string">
            <text:p text:style-name="P12">Block</text:p>
          </table:table-cell>
          <table:table-cell table:style-name="Table1.A1" office:value-type="string">
            <text:p text:style-name="P12">Shoot</text:p>
          </table:table-cell>
          <table:table-cell table:style-name="Table1.A1" office:value-type="string">
            <text:p text:style-name="P12">Dodge</text:p>
          </table:table-cell>
          <table:table-cell table:style-name="Table1.A1" office:value-type="string">
            <text:p text:style-name="P12">Zap</text:p>
          </table:table-cell>
        </table:table-row>
        <table:table-row table:style-name="Table1.1">
          <table:table-cell table:style-name="Table1.A1" office:value-type="string">
            <text:p text:style-name="P12">Teleporter</text:p>
          </table:table-cell>
          <table:table-cell table:style-name="Table1.A1" office:value-type="string">
            <text:p text:style-name="P12">MR+2</text:p>
          </table:table-cell>
          <table:table-cell table:style-name="Table1.A1" office:value-type="string">
            <text:p text:style-name="P12">RS+0</text:p>
          </table:table-cell>
          <table:table-cell table:style-name="Table1.A1" office:value-type="string">
            <text:p text:style-name="P12">RW+4</text:p>
          </table:table-cell>
          <table:table-cell table:style-name="Table1.A1" office:value-type="string">
            <text:p text:style-name="P12">RW+3</text:p>
          </table:table-cell>
          <table:table-cell table:style-name="Table1.A1" office:value-type="string">
            <text:p text:style-name="P12">PW+1</text:p>
          </table:table-cell>
        </table:table-row>
        <table:table-row table:style-name="Table1.1">
          <table:table-cell table:style-name="Table1.A1" office:value-type="string">
            <text:p text:style-name="P12">Touchy</text:p>
          </table:table-cell>
          <table:table-cell table:style-name="Table1.A1" office:value-type="string">
            <text:p text:style-name="P12">SW+3</text:p>
          </table:table-cell>
          <table:table-cell table:style-name="Table1.A1" office:value-type="string">
            <text:p text:style-name="P12">RS+2</text:p>
          </table:table-cell>
          <table:table-cell table:style-name="Table1.A1" office:value-type="string">
            <text:p text:style-name="P12">RW+1</text:p>
          </table:table-cell>
          <table:table-cell table:style-name="Table1.A1" office:value-type="string">
            <text:p text:style-name="P12">RS+2</text:p>
          </table:table-cell>
          <table:table-cell table:style-name="Table1.A1" office:value-type="string">
            <text:p text:style-name="P12">CP+1</text:p>
          </table:table-cell>
        </table:table-row>
      </table:table>
      <text:p text:style-name="P10"/>
      <text:p text:style-name="P11">Special Mechanics</text:p>
      <text:list text:style-name="WWNum12">
        <text:list-item>
          <text:p text:style-name="P15"><text:span text:style-name="T1">Teleportation</text:span><text:span text:style-name="T2"> – Teleportation to a spot you can see requires no to-hit check. However, teleporting blind requires a to-hit check using the hero’s Shoot skill. The defense of the destination is 14, and there is a range modifier of 8/.</text:span></text:p>
        </text:list-item>
      </text:list>
      <text:p text:style-name="P11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8">Name</text:p>
          </table:table-cell>
          <table:table-cell table:style-name="Table2.A1" office:value-type="string">
            <text:p text:style-name="P8">Category</text:p>
          </table:table-cell>
          <table:table-cell table:style-name="Table2.A1" office:value-type="string">
            <text:p text:style-name="P8">Cost</text:p>
          </table:table-cell>
          <table:table-cell table:style-name="Table2.A1" office:value-type="string">
            <text:p text:style-name="P8">Burn</text:p>
          </table:table-cell>
          <table:table-cell table:style-name="Table2.A1" office:value-type="string">
            <text:p text:style-name="P9">Effects</text:p>
          </table:table-cell>
          <table:table-cell table:style-name="Table2.A1" office:value-type="string">
            <text:p text:style-name="P8">Enhancements</text:p>
          </table:table-cell>
        </table:table-row>
        <table:table-row table:style-name="Table2.1">
          <table:table-cell table:style-name="Table2.A1" office:value-type="string">
            <text:p text:style-name="P2">Blink</text:p>
          </table:table-cell>
          <table:table-cell table:style-name="Table2.A1" office:value-type="string">
            <text:p text:style-name="P1">Buff, Toggle, Self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list xml:id="list4217933817" text:style-name="WWNum2">
              <text:list-item>
                <text:p text:style-name="P25">Dodge (2)</text:p>
              </text:list-item>
              <text:list-item>
                <text:p text:style-name="P25">Strike (2)</text:p>
              </text:list-item>
            </text:list>
          </table:table-cell>
          <table:table-cell table:style-name="Table2.A1" office:value-type="string">
            <text:list xml:id="list172829708028142" text:continue-numbering="true" text:style-name="WWNum2">
              <text:list-item>
                <text:p text:style-name="P16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>Bonus Dodge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2">20</text:p>
          </table:table-cell>
          <table:table-cell table:style-name="Table2.A1" office:value-type="string">
            <text:p text:style-name="P2">0</text:p>
          </table:table-cell>
          <table:table-cell table:style-name="Table2.A1" office:value-type="string">
            <text:list xml:id="list172829450564516" text:continue-numbering="true" text:style-name="WWNum2">
              <text:list-item>
                <text:p text:style-name="P25">Bonus Dodge (1)</text:p>
              </text:list-item>
            </text:list>
          </table:table-cell>
          <table:table-cell table:style-name="Table2.A1" office:value-type="string">
            <text:list xml:id="list172830178329284" text:continue-numbering="true" text:style-name="WWNum2">
              <text:list-item>
                <text:p text:style-name="P19">Bonus Dodge +1 / x2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>Dive for Cover</text:p>
          </table:table-cell>
          <table:table-cell table:style-name="Table2.A1" office:value-type="string">
            <text:p text:style-name="P2">Trait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2">E</text:p>
          </table:table-cell>
          <table:table-cell table:style-name="Table2.A1" office:value-type="string">
            <text:list xml:id="list172830519022682" text:continue-numbering="true" text:style-name="WWNum2">
              <text:list-item>
                <text:p text:style-name="P25">When hit by an area attack, you can burn an energy to take an immediate, free half-move to escape the area of effect</text:p>
              </text:list-item>
            </text:list>
          </table:table-cell>
          <table:table-cell table:style-name="Table2.A1" office:value-type="string">
            <text:list xml:id="list172831128892936" text:continue-numbering="true" text:style-name="WWNum2">
              <text:list-item>
                <text:p text:style-name="P19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>Gate Loop</text:p>
          </table:table-cell>
          <table:table-cell table:style-name="Table2.A1" office:value-type="string">
            <text:p text:style-name="P2">Attack, Ranged, One Target, Toggle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2">6/2</text:p>
          </table:table-cell>
          <table:table-cell table:style-name="Table2.A1" office:value-type="string">
            <text:list xml:id="list172830480137986" text:continue-numbering="true" text:style-name="WWNum2">
              <text:list-item>
                <text:p text:style-name="P20">Immobilize</text:p>
              </text:list-item>
              <text:list-item>
                <text:p text:style-name="P20">While Immobilized: Impair (2)</text:p>
              </text:list-item>
              <text:list-item>
                <text:p text:style-name="P20">On Hit: Power must be maintained until escape with Burn 2</text:p>
              </text:list-item>
              <text:list-item>
                <text:p text:style-name="P20">On Escape: Damage (2d6/round) (Physical, Falling, Smashing)</text:p>
              </text:list-item>
            </text:list>
          </table:table-cell>
          <table:table-cell table:style-name="Table2.A1" office:value-type="string">
            <text:list xml:id="list3262318461" text:style-name="WWNum1">
              <text:list-item>
                <text:p text:style-name="P17">Accuracy +2 / x2 / +0B / 10P</text:p>
              </text:list-item>
              <text:list-item>
                <text:p text:style-name="P17">Burn -1 / x3 / -- / 10P</text:p>
              </text:list-item>
              <text:list-item>
                <text:p text:style-name="P17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>Gate Shield</text:p>
          </table:table-cell>
          <table:table-cell table:style-name="Table2.A1" office:value-type="string">
            <text:p text:style-name="P2">Toggle</text:p>
          </table:table-cell>
          <table:table-cell table:style-name="Table2.A1" office:value-type="string">
            <text:p text:style-name="P1"><text:span text:style-name="T3">2</text:span>0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list xml:id="list172829855482768" text:continue-list="list172830480137986" text:style-name="WWNum2">
              <text:list-item>
                <text:p text:style-name="P25">Deflect (3) (All)</text:p>
              </text:list-item>
              <text:list-item>
                <text:p text:style-name="P25">Deflected attacks hit 1d6 hexes away in a random direction, hitting anyone in the new target hex if the deflector makes a Shoot roll</text:p>
              </text:list-item>
            </text:list>
          </table:table-cell>
          <table:table-cell table:style-name="Table2.A1" office:value-type="string">
            <text:list xml:id="list172830098485484" text:continue-list="list3262318461" text:style-name="WWNum1">
              <text:list-item>
                <text:p text:style-name="P18">Accuracy +2 / x2 / +0B / 10P</text:p>
              </text:list-item>
              <text:list-item>
                <text:p text:style-name="P17">Burn -1 / x3 / -- / 10P</text:p>
              </text:list-item>
              <text:list-item>
                <text:p text:style-name="P17">Proc +1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Hit and Run</text:p>
          </table:table-cell>
          <table:table-cell table:style-name="Table2.A1" office:value-type="string">
            <text:p text:style-name="P4">Trai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E</text:p>
          </table:table-cell>
          <table:table-cell table:style-name="Table2.A1" office:value-type="string">
            <text:list xml:id="list172830462158312" text:continue-list="list172829855482768" text:style-name="WWNum2">
              <text:list-item>
                <text:p text:style-name="P26">If you spend an energy, you can take a ½ move after attacking</text:p>
              </text:list-item>
            </text:list>
          </table:table-cell>
          <table:table-cell table:style-name="Table2.A1" office:value-type="string">
            <text:list xml:id="list172830846727610" text:continue-numbering="true" text:style-name="WWNum2">
              <text:list-item>
                <text:p text:style-name="P2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Improved Disengage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list xml:id="list172831131268506" text:continue-list="list172830098485484" text:style-name="WWNum1">
              <text:list-item>
                <text:p text:style-name="P27">When you disengage, your opponent gets no bonus to his attack</text:p>
              </text:list-item>
            </text:list>
          </table:table-cell>
          <table:table-cell table:style-name="Table2.A1" office:value-type="string">
            <text:list xml:id="list172829645620238" text:continue-numbering="true" text:style-name="WWNum1">
              <text:list-item>
                <text:p text:style-name="P17">Disengaged – You get +2 defense when you disengage / x1 / -- / 20P</text:p>
              </text:list-item>
              <text:list-item>
                <text:p text:style-name="P17">Elusive – You never take disengage attacks (req. Disengaged) / x1 / -- / 20P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4">Invasive Teleport</text:p>
          </table:table-cell>
          <table:table-cell table:style-name="Table2.A9" office:value-type="string">
            <text:p text:style-name="P4">Attack, Touch, One Target</text:p>
          </table:table-cell>
          <table:table-cell table:style-name="Table2.A9" office:value-type="string">
            <text:p text:style-name="P4">20</text:p>
          </table:table-cell>
          <table:table-cell table:style-name="Table2.A9" office:value-type="string">
            <text:p text:style-name="P4">6</text:p>
          </table:table-cell>
          <table:table-cell table:style-name="Table2.A9" office:value-type="string">
            <text:list xml:id="list172830502249148" text:continue-list="list172830846727610" text:style-name="WWNum2">
              <text:list-item>
                <text:p text:style-name="P26">Damage (2d12) (Penetrating, Physical)</text:p>
              </text:list-item>
              <text:list-item>
                <text:p text:style-name="P26">Knock (<text:span text:style-name="T6">3</text:span>)</text:p>
              </text:list-item>
              <text:list-item>
                <text:p text:style-name="P26">Extra Knock (1)</text:p>
              </text:list-item>
              <text:list-item>
                <text:p text:style-name="P26">You take ½ damage</text:p>
              </text:list-item>
            </text:list>
          </table:table-cell>
          <table:table-cell table:style-name="Table2.A9" office:value-type="string">
            <text:list xml:id="list172831141774275" text:continue-list="list172829645620238" text:style-name="WWNum1">
              <text:list-item>
                <text:p text:style-name="P17">Accuracy +2 / x2 / +0B / 10P</text:p>
              </text:list-item>
              <text:list-item>
                <text:p text:style-name="P17">Burn -1 / x3 / -- / 10P</text:p>
              </text:list-item>
              <text:list-item>
                <text:p text:style-name="P17">Dissolve +3 / x3 / -- / 10P</text:p>
              </text:list-item>
              <text:list-item>
                <text:p text:style-name="P17">Dmg Die / x2 / +1B / <text:span text:style-name="T5">2</text:span>0P</text:p>
              </text:list-item>
              <text:list-item>
                <text:p text:style-name="P17">Dmg Die / x2 / -2A / <text:span text:style-name="T5">2</text:span>0P</text:p>
              </text:list-item>
              <text:list-item>
                <text:p text:style-name="P17">Knock +1 / x3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Mass Teleport</text:p>
          </table:table-cell>
          <table:table-cell table:style-name="Table2.A1" office:value-type="string">
            <text:p text:style-name="P4">Movemen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E</text:p>
          </table:table-cell>
          <table:table-cell table:style-name="Table2.A1" office:value-type="string">
            <text:list xml:id="list172830067155875" text:continue-list="list172830502249148" text:style-name="WWNum2">
              <text:list-item>
                <text:p text:style-name="P26">Teleport (40)</text:p>
              </text:list-item>
              <text:list-item>
                <text:p text:style-name="P26">Passengers (10)</text:p>
              </text:list-item>
              <text:list-item>
                <text:p text:style-name="P26">Overland (½)</text:p>
              </text:list-item>
              <text:list-item>
                <text:p text:style-name="P26">On Move End: Character and passengers are Stunned (Power, Toughness)</text:p>
              </text:list-item>
            </text:list>
          </table:table-cell>
          <table:table-cell table:style-name="Table2.A1" office:value-type="string">
            <text:list xml:id="list172830003728048" text:continue-list="list172831141774275" text:style-name="WWNum1">
              <text:list-item>
                <text:p text:style-name="P17">Distance x2 / x5 / -- / 10P</text:p>
              </text:list-item>
              <text:list-item>
                <text:p text:style-name="P17">Targets x2 / x3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Memorized Destinations</text:p>
          </table:table-cell>
          <table:table-cell table:style-name="Table2.A1" office:value-type="string">
            <text:p text:style-name="P4">Adder, Movement</text:p>
          </table:table-cell>
          <table:table-cell table:style-name="Table2.A1" office:value-type="string">
            <text:p text:style-name="P4">1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list xml:id="list172829643110787" text:continue-list="list172830067155875" text:style-name="WWNum2">
              <text:list-item>
                <text:p text:style-name="P26">You memorize a destination and can teleport to it using either Mass Teleport, or Teleport Self</text:p>
              </text:list-item>
              <text:list-item>
                <text:p text:style-name="P26">Range (1000 KM)</text:p>
              </text:list-item>
            </text:list>
          </table:table-cell>
          <table:table-cell table:style-name="Table2.A1" office:value-type="string">
            <text:list xml:id="list172831412090059" text:continue-list="list172830003728048" text:style-name="WWNum1">
              <text:list-item>
                <text:p text:style-name="P17">Location +1 / x100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Resonance</text:p>
          </table:table-cell>
          <table:table-cell table:style-name="Table2.A1" office:value-type="string">
            <text:p text:style-name="P4">Adder, <text:span text:style-name="T4">Melee</text:span>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list xml:id="list172831194810417" text:continue-list="list172829643110787" text:style-name="WWNum2">
              <text:list-item>
                <text:p text:style-name="P28">Affects Desolid</text:p>
              </text:list-item>
              <text:list-item>
                <text:p text:style-name="P28">Blocks Teleportation</text:p>
              </text:list-item>
            </text:list>
          </table:table-cell>
          <table:table-cell table:style-name="Table2.A1" office:value-type="string">
            <text:list xml:id="list172829385000046" text:continue-numbering="true" text:style-name="WWNum2">
              <text:list-item>
                <text:p text:style-name="P22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Shifty</text:p>
          </table:table-cell>
          <table:table-cell table:style-name="Table2.A1" office:value-type="string">
            <text:p text:style-name="P5">Trait</text:p>
          </table:table-cell>
          <table:table-cell table:style-name="Table2.A1" office:value-type="string">
            <text:p text:style-name="P5">10</text:p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list xml:id="list172829626276073" text:continue-numbering="true" text:style-name="WWNum2">
              <text:list-item>
                <text:p text:style-name="P29">Spend an energy to take a one hex move at any time</text:p>
              </text:list-item>
            </text:list>
          </table:table-cell>
          <table:table-cell table:style-name="Table2.A1" office:value-type="string">
            <text:list xml:id="list172830525847997" text:continue-list="list172831412090059" text:style-name="WWNum1">
              <text:list-item>
                <text:p text:style-name="P17">Improved – Move becomes ½ <text:soft-page-break/>move / x1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Shimmering Door</text:p>
          </table:table-cell>
          <table:table-cell table:style-name="Table2.A1" office:value-type="string">
            <text:p text:style-name="P5">Utility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M</text:p>
          </table:table-cell>
          <table:table-cell table:style-name="Table2.A1" office:value-type="string">
            <text:list xml:id="list172830470608371" text:continue-list="list172829626276073" text:style-name="WWNum2">
              <text:list-item>
                <text:p text:style-name="P29">Range (20)</text:p>
              </text:list-item>
              <text:list-item>
                <text:p text:style-name="P29">Creates two portals through which you could fit a large truck</text:p>
              </text:list-item>
              <text:list-item>
                <text:p text:style-name="P29">The hexes where the portals are located are considered adjacent</text:p>
              </text:list-item>
              <text:list-item>
                <text:p text:style-name="P29">Accuracy (-2) for everyone but you attacking through the portals</text:p>
              </text:list-item>
            </text:list>
          </table:table-cell>
          <table:table-cell table:style-name="Table2.A1" office:value-type="string">
            <text:list xml:id="list172829378158433" text:continue-numbering="true" text:style-name="WWNum2">
              <text:list-item>
                <text:p text:style-name="P23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Tactical Teleport</text:p>
          </table:table-cell>
          <table:table-cell table:style-name="Table2.A1" office:value-type="string">
            <text:p text:style-name="P5">Movement, Half Action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list xml:id="list172830925313341" text:continue-numbering="true" text:style-name="WWNum2">
              <text:list-item>
                <text:p text:style-name="P29">Teleport (15)</text:p>
              </text:list-item>
              <text:list-item>
                <text:p text:style-name="P29">Overland (1)</text:p>
              </text:list-item>
            </text:list>
          </table:table-cell>
          <table:table-cell table:style-name="Table2.A1" office:value-type="string">
            <text:list xml:id="list172829682940300" text:continue-list="list172830525847997" text:style-name="WWNum1">
              <text:list-item>
                <text:p text:style-name="P17">Burn -1 / x3 / -- / 10P</text:p>
              </text:list-item>
              <text:list-item>
                <text:p text:style-name="P17">Move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Teleport Object</text:p>
          </table:table-cell>
          <table:table-cell table:style-name="Table2.A1" office:value-type="string">
            <text:p text:style-name="P6">Attack, Ranged, One Targe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list xml:id="list172830012584501" text:continue-list="list172830925313341" text:style-name="WWNum2">
              <text:list-item>
                <text:p text:style-name="P30">Range Band (4)</text:p>
              </text:list-item>
              <text:list-item>
                <text:p text:style-name="P30">Teleport one object up to 20 hexes from its current location</text:p>
              </text:list-item>
              <text:list-item>
                <text:p text:style-name="P30">Your Power determines how much mass you can move</text:p>
              </text:list-item>
              <text:list-item>
                <text:p text:style-name="P30">Taking an object from someone requires hitting the holder of the object with Accuracy (-4)</text:p>
              </text:list-item>
              <text:list-item>
                <text:p text:style-name="P30">Dropping an object on someone requires a to-hit roll with Accuracy (-2) and does up to Damage (3d12) (Physical) depending on the GM’s discretion</text:p>
              </text:list-item>
            </text:list>
          </table:table-cell>
          <table:table-cell table:style-name="Table2.A1" office:value-type="string">
            <text:list xml:id="list172829595198724" text:continue-numbering="true" text:style-name="WWNum2">
              <text:list-item>
                <text:p text:style-name="P23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Teleport Self</text:p>
          </table:table-cell>
          <table:table-cell table:style-name="Table2.A1" office:value-type="string">
            <text:p text:style-name="P6">Movemen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list xml:id="list172830989708332" text:continue-numbering="true" text:style-name="WWNum2">
              <text:list-item>
                <text:p text:style-name="P30">Teleport (80)</text:p>
              </text:list-item>
              <text:list-item>
                <text:p text:style-name="P30">On Move End: You are Stunned (Power, Toughness)</text:p>
              </text:list-item>
              <text:list-item>
                <text:p text:style-name="P30">Overland (1/2)</text:p>
              </text:list-item>
            </text:list>
          </table:table-cell>
          <table:table-cell table:style-name="Table2.A1" office:value-type="string">
            <text:list xml:id="list172830041930614" text:continue-numbering="true" text:style-name="WWNum2">
              <text:list-item>
                <text:p text:style-name="P23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Touch and Go</text:p>
          </table:table-cell>
          <table:table-cell table:style-name="Table2.A1" office:value-type="string">
            <text:p text:style-name="P6">Attack, Touch, One Targe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2</text:p>
          </table:table-cell>
          <table:table-cell table:style-name="Table2.A1" office:value-type="string">
            <text:list xml:id="list172829975092447" text:continue-list="list172829682940300" text:style-name="WWNum1">
              <text:list-item>
                <text:p text:style-name="P27">Make a move up to ½ your Tactical Teleport distance and end up adjacent to an opponent</text:p>
              </text:list-item>
              <text:list-item>
                <text:p text:style-name="P27">Touch your opponent and then make another move up to ½ your Tactical Teleport</text:p>
              </text:list-item>
              <text:list-item>
                <text:p text:style-name="P27">Both you and your target end up at that final position</text:p>
              </text:list-item>
              <text:list-item>
                <text:p text:style-name="P27">Alternately, if you start your turn adjacent to your target, you can teleport him with your first ½ move, and use the second to teleport away</text:p>
              </text:list-item>
              <text:list-item>
                <text:p text:style-name="P27">Touch attack – cannot be blocked by weapons or shield</text:p>
              </text:list-item>
            </text:list>
          </table:table-cell>
          <table:table-cell table:style-name="Table2.A1" office:value-type="string">
            <text:list xml:id="list172831448076692" text:continue-list="list172830041930614" text:style-name="WWNum2">
              <text:list-item>
                <text:p text:style-name="P24">None</text:p>
              </text:list-item>
            </text:list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36</meta:editing-cycles>
    <meta:creation-date>2022-06-06T19:36:00</meta:creation-date>
    <dc:date>2023-01-07T17:28:29.211000000</dc:date>
    <meta:editing-duration>PT4H39M2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68" meta:word-count="795" meta:character-count="3673" meta:non-whitespace-character-count="3117"/>
    <meta:user-defined meta:name="AppVersion">16.0000</meta:user-defined>
    <meta:template xlink:type="simple" xlink:actuate="onRequest" xlink:title="Normal.dotm" xlink:href=""/>
  </office:meta>
</office:document-meta>
</file>